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XMLIndexerImpl.uid( URLConnection url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XMLIndexerImpl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XMLIndexerImpl.setContentViewQuery( String contentView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XMLIndexerImpl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LuceneXMLIndexerImpl.SimpleLuceneXMLIndex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LuceneXMLIndexerImpl.indexDocument( URLConnection contentURLConnection , LuceneIndexContentHandler luceneIndex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LuceneXMLIndexerImpl.build( URL ur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mpleLuceneXMLIndexerImpl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XMLIndexerImpl.getStor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XMLIndexerImpl.getContentView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XMLIndexerImpl.setStoreFields( HashSet stor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